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use-window-font-color="true" loext:opacity="0%" style:font-name="Liberation Mono" fo:font-size="9pt" style:font-size-asian="9pt" style:font-size-complex="9pt"/>
    </style:style>
    <style:style style:name="P2" style:family="paragraph" style:parent-style-name="Text_20_body">
      <style:text-properties style:use-window-font-color="true" loext:opacity="0%" style:font-name="Liberation Mono" fo:font-size="9pt" fo:font-weight="bold" style:font-size-asian="9pt" style:font-weight-asian="bold" style:font-size-complex="9pt" style:font-weight-complex="bold"/>
    </style:style>
    <style:style style:name="P3" style:family="paragraph" style:parent-style-name="Text_20_body">
      <style:text-properties style:use-window-font-color="true" loext:opacity="0%" style:font-name="Liberation Mono" fo:font-size="9pt" fo:font-weight="bold" officeooo:paragraph-rsid="000f56fd" style:font-size-asian="9pt" style:font-weight-asian="bold" style:font-size-complex="9pt" style:font-weight-complex="bold"/>
    </style:style>
    <style:style style:name="P4" style:family="paragraph" style:parent-style-name="Heading_20_2">
      <style:text-properties fo:color="#c9211e" loext:opacity="100%" style:font-name="Liberation Mono" fo:font-size="9pt" style:font-size-asian="9pt" style:font-size-complex="9pt"/>
    </style:style>
    <style:style style:name="P5" style:family="paragraph" style:parent-style-name="Heading_20_2">
      <style:text-properties fo:color="#c9211e" loext:opacity="100%" style:font-name="Liberation Mono" fo:font-size="9pt" officeooo:paragraph-rsid="0011be38" style:font-size-asian="9pt" style:font-size-complex="9pt"/>
    </style:style>
    <style:style style:name="P6" style:family="paragraph" style:parent-style-name="Text_20_body">
      <style:text-properties fo:color="#c9211e" loext:opacity="100%" style:font-name="Liberation Mono" fo:font-size="9pt" fo:font-weight="bold" style:font-size-asian="9pt" style:font-weight-asian="bold" style:font-size-complex="9pt" style:font-weight-complex="bold"/>
    </style:style>
    <style:style style:name="P7" style:family="paragraph" style:parent-style-name="Text_20_body" style:list-style-name="L1">
      <style:text-properties style:use-window-font-color="true" loext:opacity="0%" style:font-name="Liberation Mono" fo:font-size="9pt" style:font-size-asian="9pt" style:font-size-complex="9pt"/>
    </style:style>
    <style:style style:name="P8" style:family="paragraph" style:parent-style-name="Text_20_body" style:list-style-name="L2">
      <style:text-properties style:use-window-font-color="true" loext:opacity="0%" style:font-name="Liberation Mono" fo:font-size="9pt" style:font-size-asian="9pt" style:font-size-complex="9pt"/>
    </style:style>
    <style:style style:name="P9" style:family="paragraph" style:parent-style-name="Text_20_body" style:list-style-name="L3">
      <style:text-properties style:use-window-font-color="true" loext:opacity="0%" style:font-name="Liberation Mono" fo:font-size="9pt" style:font-size-asian="9pt" style:font-size-complex="9pt"/>
    </style:style>
    <style:style style:name="P10" style:family="paragraph" style:parent-style-name="Text_20_body" style:list-style-name="L4">
      <style:text-properties style:use-window-font-color="true" loext:opacity="0%" style:font-name="Liberation Mono" fo:font-size="9pt" style:font-size-asian="9pt" style:font-size-complex="9pt"/>
    </style:style>
    <style:style style:name="P11" style:family="paragraph" style:parent-style-name="Text_20_body" style:list-style-name="L5">
      <style:text-properties style:use-window-font-color="true" loext:opacity="0%" style:font-name="Liberation Mono" fo:font-size="9pt" style:font-size-asian="9pt" style:font-size-complex="9pt"/>
    </style:style>
    <style:style style:name="T1" style:family="text">
      <style:text-properties officeooo:rsid="000f9e12"/>
    </style:style>
    <style:style style:name="T2" style:family="text">
      <style:text-properties officeooo:rsid="0011be38"/>
    </style:style>
    <style:style style:name="T3" style:family="text">
      <style:text-properties officeooo:rsid="0013690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objetos-de-classes-simples" text:anchor-type="page" text:anchor-page-number="1" svg:x="-0.741cm" svg:y="0cm" svg:width="0.741cm" draw:z-index="6">
        <draw:text-box fo:min-height="0.741cm">
          <text:p text:style-name="Text_20_body"/>
        </draw:text-box>
      </draw:frame>
      <draw:frame draw:style-name="fr1" draw:name="user-content-armazenamento-de-dados-em-programas" text:anchor-type="page" text:anchor-page-number="1" svg:x="-0.741cm" svg:y="0cm" svg:width="0.741cm" draw:z-index="5">
        <draw:text-box fo:min-height="0.741cm">
          <text:p text:style-name="Text_20_body"/>
        </draw:text-box>
      </draw:frame>
      <draw:frame draw:style-name="fr1" draw:name="user-content-capítulo-2-classes-e-objetos" text:anchor-type="page" text:anchor-page-number="1" svg:x="-0.741cm" svg:y="0cm" svg:width="0.741cm" draw:z-index="4">
        <draw:text-box fo:min-height="0.741cm">
          <text:p text:style-name="Text_20_body"/>
        </draw:text-box>
      </draw:frame>
      <draw:frame draw:style-name="fr1" draw:name="user-content-instalação-e-uso-do-pycharm" text:anchor-type="page" text:anchor-page-number="1" svg:x="-0.741cm" svg:y="0cm" svg:width="0.741cm" draw:z-index="3">
        <draw:text-box fo:min-height="0.741cm">
          <text:p text:style-name="Text_20_body"/>
        </draw:text-box>
      </draw:frame>
      <draw:frame draw:style-name="fr1" draw:name="user-content-uso-do-ambiente-de-desenvolvimento-idle" text:anchor-type="page" text:anchor-page-number="1" svg:x="-0.741cm" svg:y="0cm" svg:width="0.741cm" draw:z-index="2">
        <draw:text-box fo:min-height="0.741cm">
          <text:p text:style-name="Text_20_body"/>
        </draw:text-box>
      </draw:frame>
      <draw:frame draw:style-name="fr1" draw:name="user-content-instalação-do-python" text:anchor-type="page" text:anchor-page-number="1" svg:x="-0.741cm" svg:y="0cm" svg:width="0.741cm" draw:z-index="1">
        <draw:text-box fo:min-height="0.741cm">
          <text:p text:style-name="Text_20_body"/>
        </draw:text-box>
      </draw:frame>
      <draw:frame draw:style-name="fr1" draw:name="user-content-capítulo-1-introdução" text:anchor-type="page" text:anchor-page-number="1" svg:x="-0.741cm" svg:y="0cm" svg:width="0.741cm" draw:z-index="0">
        <draw:text-box fo:min-height="0.741cm">
          <text:p text:style-name="Text_20_body"/>
        </draw:text-box>
      </draw:frame>
      <text:h text:style-name="P4" text:outline-level="2">Capítulo 1: Introdução – <text:span text:style-name="T2">Dia</text:span><text:span text:style-name="T1"> 1 - 0</text:span><text:span text:style-name="T3">5</text:span><text:span text:style-name="T1">/07/2025</text:span></text:h>
      <text:p text:style-name="P1"/>
      <text:p text:style-name="P2">Instalação do Python</text:p>
      <text:p text:style-name="P2"/>
      <text:list text:style-name="L1">
        <text:list-item>
          <text:p text:style-name="P7">Acesse o site oficial: https://www.python.org/downloads</text:p>
        </text:list-item>
        <text:list-item>
          <text:p text:style-name="P7">Baixe a versão mais recente do Python para seu sistema operacional.</text:p>
        </text:list-item>
        <text:list-item>
          <text:p text:style-name="P7">Durante a instalação, marque a opção "Add Python to PATH".</text:p>
        </text:list-item>
        <text:list-item>
          <text:p text:style-name="P7">Conclua a instalação clicando em "Install Now".</text:p>
          <text:p text:style-name="P7"/>
        </text:list-item>
      </text:list>
      <text:p text:style-name="P2">Uso do ambiente de desenvolvimento IDLE</text:p>
      <text:p text:style-name="P2"/>
      <text:list text:style-name="L2">
        <text:list-item>
          <text:p text:style-name="P8">O IDLE é instalado junto com o Python.</text:p>
        </text:list-item>
        <text:list-item>
          <text:p text:style-name="P8">Para abrir:</text:p>
          <text:list>
            <text:list-item>
              <text:p text:style-name="P8">Windows: Menu Iniciar → "IDLE (Python X.X)"</text:p>
            </text:list-item>
            <text:list-item>
              <text:p text:style-name="P8">Linux/Mac: idle no terminal.</text:p>
            </text:list-item>
          </text:list>
        </text:list-item>
        <text:list-item>
          <text:p text:style-name="P8">Ele possui:</text:p>
          <text:list>
            <text:list-item>
              <text:p text:style-name="P8">Um console interativo (Python Shell)</text:p>
            </text:list-item>
            <text:list-item>
              <text:p text:style-name="P8">Um editor de scripts (File → New File)</text:p>
            </text:list-item>
          </text:list>
        </text:list-item>
      </text:list>
      <text:p text:style-name="P1"/>
      <text:p text:style-name="P2">Instalação e uso do PyCharm</text:p>
      <text:p text:style-name="P1"/>
      <text:list text:style-name="L3">
        <text:list-item>
          <text:p text:style-name="P9">Acesse https://www.jetbrains.com/pycharm/download</text:p>
        </text:list-item>
        <text:list-item>
          <text:p text:style-name="P9">Baixe a versão Community (gratuita).</text:p>
        </text:list-item>
        <text:list-item>
          <text:p text:style-name="P9">Instale e abra o PyCharm.</text:p>
        </text:list-item>
        <text:list-item>
          <text:p text:style-name="P9">Para criar um projeto:</text:p>
          <text:list>
            <text:list-item>
              <text:p text:style-name="P9">File → New Project → Escolha a pasta e configure o interpretador Python.</text:p>
            </text:list-item>
          </text:list>
        </text:list-item>
        <text:list-item>
          <text:p text:style-name="P9">Para criar um script:</text:p>
          <text:list>
            <text:list-item>
              <text:p text:style-name="P9">Clique com o botão direito na pasta → New → Python File.</text:p>
            </text:list-item>
          </text:list>
        </text:list-item>
      </text:list>
      <text:p text:style-name="P1"/>
      <text:p text:style-name="P6">Capítulo 2: Classes e Objetos</text:p>
      <text:p text:style-name="P1"/>
      <text:p text:style-name="P2">Armazenamento de dados em programas</text:p>
      <text:p text:style-name="P2"/>
      <text:list text:style-name="L4">
        <text:list-item>
          <text:p text:style-name="P10">Variáveis armazenam dados como texto, números ou listas.</text:p>
        </text:list-item>
        <text:list-item>
          <text:p text:style-name="P10">Exemplo:</text:p>
        </text:list-item>
      </text:list>
      <text:p text:style-name="P1">nome = "Ana"</text:p>
      <text:p text:style-name="P1">idade = 25</text:p>
      <text:p text:style-name="P1"/>
      <text:p text:style-name="P2">## Classes e objetos em Python</text:p>
      <text:p text:style-name="P1"/>
      <text:p text:style-name="P1">- Classe: modelo/estrutura.</text:p>
      <text:p text:style-name="P1">- Objeto: instância da classe.</text:p>
      <text:p text:style-name="P1"><text:soft-page-break/>Exemplo básico:</text:p>
      <text:p text:style-name="P1"/>
      <text:p text:style-name="P1">class Pessoa:</text:p>
      <text:p text:style-name="P1"><text:s text:c="3"/>def __init__(self, nome):</text:p>
      <text:p text:style-name="P1"><text:s text:c="7"/>self.nome = nome</text:p>
      <text:p text:style-name="P1"/>
      <text:p text:style-name="P1">p1 = Pessoa("João")</text:p>
      <text:p text:style-name="P1">print(p1.nome)</text:p>
      <text:p text:style-name="P1"/>
      <text:p text:style-name="P3">Objetos de classes simples</text:p>
      <text:p text:style-name="P3"/>
      <text:list text:style-name="L5">
        <text:list-item>
          <text:p text:style-name="P11">Objetos podem ter atributos (dados) e métodos (funções).</text:p>
        </text:list-item>
      </text:list>
      <text:p text:style-name="P1">Exemplo:</text:p>
      <text:p text:style-name="P1">class Carro:</text:p>
      <text:p text:style-name="P1"><text:s text:c="4"/>def __init__(self, modelo, cor):</text:p>
      <text:p text:style-name="P1"><text:s text:c="8"/>self.modelo = modelo</text:p>
      <text:p text:style-name="P1"><text:s text:c="8"/>self.cor = cor</text:p>
      <text:p text:style-name="P1"/>
      <text:p text:style-name="P1"><text:s text:c="4"/>def buzinar(self):</text:p>
      <text:p text:style-name="P1"><text:s text:c="8"/>print("Biiiii!")</text:p>
      <text:p text:style-name="P1"/>
      <text:p text:style-name="P1">meu_carro = Carro("Fusca", "Azul")</text:p>
      <text:p text:style-name="P1">meu_carro.buzinar()</text:p>
      <text:p text:style-name="P1"/>
      <text:h text:style-name="P5" text:outline-level="2"><text:span text:style-name="T2">Dia</text:span><text:span text:style-name="T1"> </text:span><text:span text:style-name="T2">2</text:span><text:span text:style-name="T1"> - 0</text:span><text:span text:style-name="T3">6</text:span><text:span text:style-name="T1">/07/2025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20:38:31.127109493</meta:creation-date>
    <dc:date>2025-07-04T11:16:30.619745943</dc:date>
    <meta:editing-duration>PT8M5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2" meta:paragraph-count="50" meta:word-count="247" meta:character-count="1518" meta:non-whitespace-character-count="1299"/>
  </office:meta>
</office:document-meta>
</file>